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ignDoc.printReturnsComment( Element retu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signDoc.printParamComment( Element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ignDoc.readDesign(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ntingWriter.prin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ignDoc.printConstantComment( Element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ignDoc.printFieldComment( Eleme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ignDoc.printField( Eleme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getPreviousSiblingElem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printInterfaceFooter( Element 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ignDoc.generateDesign( String filename , Element desig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ignDoc.generateClass( Element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ignDoc.printClassFooter( Element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ignDoc.printConstant( Element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ignDoc.generateCategory( Element categ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ignDoc.generateInterface( Element 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ignDoc.getLa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printMethods( Element object , boolean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ignDoc.getNextSiblingElement( Node nod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printConstants( Elemen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ignDoc.printType( IndentingWriter out , Element 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ndentingWriter.prin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ignDoc.printObjectProlog( Elemen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signDoc.collectImports( Element object , String objectPackageName , Vector referenc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dentingWriter.prin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ignDoc.getPreviousSiblingElement( Node nod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ntingWriter.print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ingWriter.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ignDoc.printConstructor( Element construc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signDoc.printMethodComment( Element metho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signDoc.main( String argv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signDoc.printConstructors( Element c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ignDoc.getParentNodeElement( Node nod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printInterfaceHeader( Element in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signDoc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getParentNodeElem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ntingWriter.println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ingWriter.IndentingWri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ignDoc.printFields( Elemen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ignDoc.printClassHeader( Element cl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signDoc.printMethod( Element method , boolean bod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DesignDoc.printImplementedMethods( Element c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signDoc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signDoc.printObjectComment( Elemen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signDoc.print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IndentingWriter.out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ignDoc.getFirstChildElement( Node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getLastChildElement( Node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ntingWriter.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ignDoc.getNextSiblingElem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ignDoc.makeFilename( Elemen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signDoc.printConstructorComment( Element construc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